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193cm" style:rel-column-width="8452*"/>
    </style:style>
    <style:style style:name="Tabela1.B" style:family="table-column">
      <style:table-column-properties style:column-width="3.958cm" style:rel-column-width="15260*"/>
    </style:style>
    <style:style style:name="Tabela1.C" style:family="table-column">
      <style:table-column-properties style:column-width="1.859cm" style:rel-column-width="7168*"/>
    </style:style>
    <style:style style:name="Tabela1.D" style:family="table-column">
      <style:table-column-properties style:column-width="8.991cm" style:rel-column-width="34655*"/>
    </style:style>
    <style:style style:name="Tabela1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B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ela1.B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1.B3" style:family="table-cell">
      <style:table-cell-properties fo:padding="0.097cm" fo:border-left="0.5pt solid #000000" fo:border-right="none" fo:border-top="none" fo:border-bottom="0.5pt solid #000000"/>
    </style:style>
    <style:style style:name="Tabela1.D3" style:family="table-cell">
      <style:table-cell-properties fo:padding="0.097cm" fo:border-left="0.5pt solid #000000" fo:border-right="0.5pt solid #000000" fo:border-top="none" fo:border-bottom="0.5pt solid #000000"/>
    </style:style>
    <style:style style:name="Tabela1.B4" style:family="table-cell">
      <style:table-cell-properties fo:padding="0.097cm" fo:border-left="0.5pt solid #000000" fo:border-right="none" fo:border-top="none" fo:border-bottom="0.5pt solid #000000"/>
    </style:style>
    <style:style style:name="Tabela1.D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b6d91"/>
    </style:style>
    <style:style style:name="P2" style:family="paragraph" style:parent-style-name="Standard">
      <style:text-properties fo:color="#ce9178" loext:opacity="100%" style:font-name="Consolas" fo:font-size="10.5pt" fo:font-weight="normal" officeooo:rsid="000aa406" officeooo:paragraph-rsid="001b6d91" fo:background-color="#000000"/>
    </style:style>
    <style:style style:name="P3" style:family="paragraph" style:parent-style-name="Text_20_body">
      <style:text-properties fo:color="#ce9178" loext:opacity="100%" style:font-name="Consolas" fo:font-size="10.5pt" fo:font-weight="normal" officeooo:rsid="000aa406" officeooo:paragraph-rsid="001b6d91" fo:background-color="#000000"/>
    </style:style>
    <style:style style:name="P4" style:family="paragraph" style:parent-style-name="Text_20_body">
      <style:paragraph-properties fo:text-align="justify" style:justify-single-word="false"/>
      <style:text-properties fo:font-size="14pt" fo:font-weight="bold" officeooo:rsid="001e20b0" officeooo:paragraph-rsid="001b6d91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line-height="150%"/>
      <style:text-properties fo:font-size="14pt" fo:font-weight="bold" officeooo:rsid="001e20b0" officeooo:paragraph-rsid="001b6d91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4pt" fo:font-weight="bold" officeooo:rsid="0016d9a1" officeooo:paragraph-rsid="001b6d91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weight="bold" officeooo:rsid="001a4bf9" officeooo:paragraph-rsid="001b6d91" style:font-weight-asian="bold" style:font-weight-complex="bold"/>
    </style:style>
    <style:style style:name="P8" style:family="paragraph" style:parent-style-name="Text_20_body">
      <style:text-properties fo:font-weight="bold" officeooo:rsid="000aa406" officeooo:paragraph-rsid="001b6d91" style:font-weight-asian="bold" style:font-weight-complex="bold"/>
    </style:style>
    <style:style style:name="P9" style:family="paragraph" style:parent-style-name="Text_20_body">
      <style:paragraph-properties fo:line-height="150%"/>
      <style:text-properties fo:font-weight="bold" officeooo:rsid="001c36ed" officeooo:paragraph-rsid="001b6d91" style:font-weight-asian="bold" style:font-weight-complex="bold"/>
    </style:style>
    <style:style style:name="P10" style:family="paragraph" style:parent-style-name="Text_20_body">
      <style:text-properties fo:font-weight="bold" officeooo:rsid="001c36ed" officeooo:paragraph-rsid="001b6d91" style:font-weight-asian="bold" style:font-weight-complex="bold"/>
    </style:style>
    <style:style style:name="P11" style:family="paragraph" style:parent-style-name="Text_20_body">
      <style:paragraph-properties fo:line-height="150%"/>
      <style:text-properties fo:font-weight="bold" officeooo:rsid="000cb0b0" officeooo:paragraph-rsid="001b6d91" style:font-weight-asian="bold" style:font-weight-complex="bold"/>
    </style:style>
    <style:style style:name="P12" style:family="paragraph" style:parent-style-name="Text_20_body">
      <style:paragraph-properties fo:line-height="150%"/>
      <style:text-properties fo:font-weight="bold" officeooo:rsid="0004bc87" officeooo:paragraph-rsid="001b6d91" style:font-weight-asian="bold" style:font-weight-complex="bold"/>
    </style:style>
    <style:style style:name="P13" style:family="paragraph" style:parent-style-name="Text_20_body">
      <style:paragraph-properties fo:line-height="150%"/>
      <style:text-properties fo:font-weight="bold" officeooo:rsid="001e20b0" officeooo:paragraph-rsid="001b6d91" style:font-weight-asian="bold" style:font-weight-complex="bold"/>
    </style:style>
    <style:style style:name="P14" style:family="paragraph" style:parent-style-name="Text_20_body">
      <style:paragraph-properties fo:line-height="150%"/>
      <style:text-properties fo:font-weight="bold" officeooo:rsid="001b6d91" officeooo:paragraph-rsid="001b6d91" style:font-weight-asian="bold" style:font-weight-complex="bold"/>
    </style:style>
    <style:style style:name="P15" style:family="paragraph" style:parent-style-name="Text_20_body">
      <style:text-properties fo:color="#111111" loext:opacity="100%" fo:font-weight="bold" officeooo:rsid="001a4bf9" officeooo:paragraph-rsid="001b6d91" style:font-weight-asian="bold" style:font-weight-complex="bold"/>
    </style:style>
    <style:style style:name="P16" style:family="paragraph" style:parent-style-name="Text_20_body">
      <style:paragraph-properties fo:line-height="150%"/>
      <style:text-properties fo:color="#111111" loext:opacity="100%" fo:font-weight="bold" officeooo:rsid="001c36ed" officeooo:paragraph-rsid="001b6d91" style:font-weight-asian="bold" style:font-weight-complex="bold"/>
    </style:style>
    <style:style style:name="P17" style:family="paragraph" style:parent-style-name="Text_20_body">
      <style:text-properties fo:color="#111111" loext:opacity="100%" fo:font-weight="bold" officeooo:rsid="001c36ed" officeooo:paragraph-rsid="001b6d91" style:font-weight-asian="bold" style:font-weight-complex="bold"/>
    </style:style>
    <style:style style:name="P18" style:family="paragraph" style:parent-style-name="Title">
      <style:text-properties fo:font-size="22pt" officeooo:rsid="0016acff" officeooo:paragraph-rsid="001b6d91" style:font-size-asian="22pt" style:font-size-complex="22pt"/>
    </style:style>
    <style:style style:name="P19" style:family="paragraph" style:parent-style-name="Heading_20_1">
      <style:text-properties officeooo:paragraph-rsid="001b6d91"/>
    </style:style>
    <style:style style:name="P20" style:family="paragraph" style:parent-style-name="Standard" style:list-style-name="L3">
      <style:paragraph-properties fo:line-height="150%"/>
      <style:text-properties style:font-name="Liberation Serif" officeooo:paragraph-rsid="001b6d91"/>
    </style:style>
    <style:style style:name="P21" style:family="paragraph" style:parent-style-name="Standard" style:list-style-name="L4">
      <style:paragraph-properties fo:line-height="150%"/>
      <style:text-properties style:font-name="Liberation Serif" officeooo:paragraph-rsid="001b6d91"/>
    </style:style>
    <style:style style:name="P22" style:family="paragraph" style:parent-style-name="Standard" style:list-style-name="L5">
      <style:paragraph-properties fo:line-height="150%"/>
      <style:text-properties style:font-name="Liberation Serif" officeooo:paragraph-rsid="001b6d91"/>
    </style:style>
    <style:style style:name="P23" style:family="paragraph" style:parent-style-name="Standard" style:list-style-name="L4">
      <style:paragraph-properties fo:line-height="150%"/>
      <style:text-properties style:font-name="Liberation Serif" officeooo:rsid="001b6d91" officeooo:paragraph-rsid="001b6d91"/>
    </style:style>
    <style:style style:name="P24" style:family="paragraph" style:parent-style-name="Standard" style:list-style-name="L3">
      <style:paragraph-properties fo:line-height="150%"/>
      <style:text-properties officeooo:paragraph-rsid="001b6d91"/>
    </style:style>
    <style:style style:name="P25" style:family="paragraph" style:parent-style-name="Standard" style:list-style-name="L5">
      <style:paragraph-properties fo:line-height="150%"/>
      <style:text-properties officeooo:paragraph-rsid="001b6d91"/>
    </style:style>
    <style:style style:name="P26" style:family="paragraph" style:parent-style-name="Text_20_body" style:list-style-name="L1">
      <style:text-properties officeooo:paragraph-rsid="001b6d91"/>
    </style:style>
    <style:style style:name="P27" style:family="paragraph" style:parent-style-name="Text_20_body" style:list-style-name="L1">
      <style:paragraph-properties fo:text-align="justify" style:justify-single-word="false"/>
      <style:text-properties officeooo:rsid="0016acff" officeooo:paragraph-rsid="001b6d91"/>
    </style:style>
    <style:style style:name="P28" style:family="paragraph" style:parent-style-name="Text_20_body" style:list-style-name="L1">
      <style:text-properties officeooo:rsid="0016acff" officeooo:paragraph-rsid="001b6d91"/>
    </style:style>
    <style:style style:name="P29" style:family="paragraph" style:parent-style-name="Text_20_body" style:list-style-name="L1">
      <style:text-properties officeooo:rsid="000aa406" officeooo:paragraph-rsid="001b6d91"/>
    </style:style>
    <style:style style:name="P30" style:family="paragraph" style:parent-style-name="Text_20_body" style:list-style-name="L2">
      <style:text-properties officeooo:rsid="000aa406" officeooo:paragraph-rsid="001b6d91"/>
    </style:style>
    <style:style style:name="P31" style:family="paragraph" style:parent-style-name="Text_20_body" style:list-style-name="L3">
      <style:text-properties officeooo:rsid="000aa406" officeooo:paragraph-rsid="001b6d91"/>
    </style:style>
    <style:style style:name="P32" style:family="paragraph" style:parent-style-name="Text_20_body" style:list-style-name="L4">
      <style:text-properties officeooo:rsid="000aa406" officeooo:paragraph-rsid="001b6d91"/>
    </style:style>
    <style:style style:name="P33" style:family="paragraph" style:parent-style-name="Text_20_body" style:list-style-name="L5">
      <style:text-properties officeooo:rsid="000aa406" officeooo:paragraph-rsid="001b6d91"/>
    </style:style>
    <style:style style:name="P34" style:family="paragraph" style:parent-style-name="Text_20_body" style:list-style-name="L2">
      <style:text-properties officeooo:paragraph-rsid="001b6d91"/>
    </style:style>
    <style:style style:name="P35" style:family="paragraph" style:parent-style-name="Text_20_body" style:list-style-name="L2">
      <style:text-properties officeooo:rsid="0016d9a1" officeooo:paragraph-rsid="001b6d91"/>
    </style:style>
    <style:style style:name="P36" style:family="paragraph" style:parent-style-name="Text_20_body" style:list-style-name="L3">
      <style:text-properties officeooo:paragraph-rsid="001b6d91"/>
    </style:style>
    <style:style style:name="P37" style:family="paragraph" style:parent-style-name="Text_20_body" style:list-style-name="L4">
      <style:text-properties officeooo:paragraph-rsid="001b6d91"/>
    </style:style>
    <style:style style:name="P38" style:family="paragraph" style:parent-style-name="Text_20_body" style:list-style-name="L4">
      <style:paragraph-properties fo:line-height="150%"/>
      <style:text-properties officeooo:rsid="001c36ed" officeooo:paragraph-rsid="001b6d91"/>
    </style:style>
    <style:style style:name="P39" style:family="paragraph" style:parent-style-name="Text_20_body" style:list-style-name="L5">
      <style:text-properties officeooo:paragraph-rsid="001b6d91"/>
    </style:style>
    <style:style style:name="P40" style:family="paragraph" style:parent-style-name="Text_20_body" style:list-style-name="L5">
      <style:text-properties fo:font-weight="bold" officeooo:rsid="000cb0b0" officeooo:paragraph-rsid="001b6d91" style:font-weight-asian="bold" style:font-weight-complex="bold"/>
    </style:style>
    <style:style style:name="T1" style:family="text">
      <style:text-properties officeooo:rsid="001f917e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16d9a1"/>
    </style:style>
    <style:style style:name="T4" style:family="text">
      <style:text-properties officeooo:rsid="001e20b0"/>
    </style:style>
    <style:style style:name="T5" style:family="text">
      <style:text-properties officeooo:rsid="00175b20"/>
    </style:style>
    <style:style style:name="T6" style:family="text">
      <style:text-properties officeooo:rsid="0020e0d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cb0b0" style:font-weight-asian="bold" style:font-weight-complex="bold"/>
    </style:style>
    <style:style style:name="T9" style:family="text">
      <style:text-properties fo:font-weight="bold" officeooo:rsid="001b6d91" style:font-weight-asian="bold" style:font-weight-complex="bold"/>
    </style:style>
    <style:style style:name="T10" style:family="text">
      <style:text-properties fo:font-weight="bold" officeooo:rsid="000cb0b0" style:font-weight-asian="bold" style:font-name-complex="Arial2" style:font-weight-complex="bold"/>
    </style:style>
    <style:style style:name="T11" style:family="text">
      <style:text-properties officeooo:rsid="000aa406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f936f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b6d91" style:font-size-asian="12pt" style:font-size-complex="12pt"/>
    </style:style>
    <style:style style:name="T15" style:family="text">
      <style:text-properties fo:font-weight="normal" officeooo:rsid="00170222" style:font-weight-asian="normal" style:font-weight-complex="normal"/>
    </style:style>
    <style:style style:name="T16" style:family="text">
      <style:text-properties fo:font-weight="normal" officeooo:rsid="001f936f" style:font-weight-asian="normal" style:font-weight-complex="normal"/>
    </style:style>
    <style:style style:name="T17" style:family="text">
      <style:text-properties fo:font-weight="normal" officeooo:rsid="00170222" style:font-weight-asian="normal" style:font-name-complex="Arial2" style:font-weight-complex="normal"/>
    </style:style>
    <style:style style:name="T18" style:family="text">
      <style:text-properties style:font-name-complex="Arial2"/>
    </style:style>
    <style:style style:name="T19" style:family="text">
      <style:text-properties officeooo:rsid="001e20b0" style:font-name-complex="Arial2"/>
    </style:style>
    <style:style style:name="T20" style:family="text">
      <style:text-properties officeooo:rsid="001f936f" style:font-name-complex="Arial2"/>
    </style:style>
    <style:style style:name="T21" style:family="text">
      <style:text-properties officeooo:rsid="001b6d91" style:font-name-complex="Arial2"/>
    </style:style>
    <style:style style:name="T22" style:family="text">
      <style:text-properties officeooo:rsid="001f936f"/>
    </style:style>
    <style:style style:name="T23" style:family="text">
      <style:text-properties style:font-name="Arial" style:font-name-complex="Arial2"/>
    </style:style>
    <style:style style:name="T24" style:family="text">
      <style:text-properties style:font-name="Arial" officeooo:rsid="001f936f" style:font-name-complex="Arial2"/>
    </style:style>
    <style:style style:name="T25" style:family="text">
      <style:text-properties style:font-name="Arial" officeooo:rsid="001e20b0" style:font-name-complex="Arial2"/>
    </style:style>
    <style:style style:name="T26" style:family="text">
      <style:text-properties style:font-name="Arial" officeooo:rsid="001b6d91" style:font-name-complex="Arial2"/>
    </style:style>
    <style:style style:name="T27" style:family="text">
      <style:text-properties style:font-name="Arial" fo:font-weight="normal" officeooo:rsid="00170222" style:font-weight-asian="normal" style:font-name-complex="Arial2" style:font-weight-complex="normal"/>
    </style:style>
    <style:style style:name="T28" style:family="text">
      <style:text-properties style:font-name="Arial" fo:font-weight="bold" officeooo:rsid="000cb0b0" style:font-weight-asian="bold" style:font-name-complex="Arial2" style:font-weight-complex="bold"/>
    </style:style>
    <style:style style:name="T29" style:family="text">
      <style:text-properties officeooo:rsid="001b6d91"/>
    </style:style>
    <style:style style:name="T30" style:family="text">
      <style:text-properties officeooo:rsid="001f936f" fo:background-color="transparent" loext:char-shading-value="0" style:font-name-complex="Arial2"/>
    </style:style>
    <style:style style:name="T31" style:family="text">
      <style:text-properties officeooo:rsid="001b6d91" fo:background-color="transparent" loext:char-shading-value="0" style:font-name-complex="Arial2"/>
    </style:style>
    <style:style style:name="T32" style:family="text">
      <style:text-properties officeooo:rsid="001dd8b1" fo:background-color="transparent" loext:char-shading-value="0" style:font-name-complex="Arial2"/>
    </style:style>
    <style:style style:name="T33" style:family="text">
      <style:text-properties style:font-name="Liberation Serif" officeooo:rsid="001f936f" style:font-name-complex="Arial2"/>
    </style:style>
    <style:style style:name="T34" style:family="text">
      <style:text-properties style:font-name="Liberation Serif" officeooo:rsid="001b6d91" style:font-name-complex="Arial2"/>
    </style:style>
    <style:style style:name="T35" style:family="text">
      <style:text-properties style:font-name="Liberation Serif" officeooo:rsid="001dd8b1" style:font-name-complex="Arial2"/>
    </style:style>
    <style:style style:name="T36" style:family="text">
      <style:text-properties fo:color="#000000" loext:opacity="100%" style:font-name="Arial" fo:font-weight="bold" officeooo:rsid="000cb0b0" fo:background-color="#ffffff" loext:char-shading-value="0" style:font-weight-asian="bold" style:font-name-complex="Arial2" style:font-weight-complex="bold"/>
    </style:style>
    <style:style style:name="T37" style:family="text">
      <style:text-properties fo:color="#000000" loext:opacity="100%" style:font-name="Arial" fo:font-weight="normal" officeooo:rsid="00170222" fo:background-color="#ffffff" loext:char-shading-value="0" style:font-weight-asian="normal" style:font-name-complex="Arial2" style:font-weight-complex="normal"/>
    </style:style>
    <style:style style:name="T38" style:family="text">
      <style:text-properties officeooo:rsid="001dd8b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Documentação de Teste do CRUD d<text:span text:style-name="T1">o</text:span> <text:span text:style-name="T29">Avaliador</text:span></text:p>
      <text:list text:style-name="L1">
        <text:list-header>
          <text:p text:style-name="P27"><text:span text:style-name="T2"/></text:p>
        </text:list-header>
      </text:list>
      <text:p text:style-name="P4">Objetivo</text:p>
      <text:list text:continue-numbering="true" text:style-name="L1">
        <text:list-header>
          <text:p text:style-name="P28"><text:s/>documentar o teste de CRUD do <text:span text:style-name="T29">avaliador</text:span>, ler, criar, atualizar e apagar.</text:p>
          <text:p text:style-name="P26"/>
        </text:list-header>
      </text:list>
      <text:p text:style-name="P6">Ambiente para os testes</text:p>
      <text:list text:continue-numbering="true" text:style-name="L1">
        <text:list-header>
          <text:p text:style-name="P29">Abra o sistema no navegador em: <text:a xlink:type="simple" xlink:href="http://localhost/sistema_submissao_resumos_simples/src/" text:style-name="Internet_20_link" text:visited-style-name="Visited_20_Internet_20_Link">http://localhost/sistema_submissao_resumos_simples/src/</text:a></text:p>
          <text:p text:style-name="P29">Clique no botão “<text:span text:style-name="T29">Avaliador</text:span>”. <text:span text:style-name="T4">D</text:span><text:span text:style-name="T3">epois </text:span><text:span text:style-name="T5">de fazer</text:span><text:span text:style-name="T3"> o login, clique no botão </text:span><text:span text:style-name="T4">do </text:span><text:span text:style-name="T29">avaliador</text:span><text:span text:style-name="T3">.</text:span></text:p>
        </text:list-header>
      </text:list>
      <text:p text:style-name="P2"/>
      <text:p text:style-name="P3"/>
      <text:p text:style-name="P7">(Create) Criar <text:span text:style-name="T29">avaliador</text:span></text:p>
      <text:list text:style-name="L2">
        <text:list-item>
          <text:p text:style-name="P35">Clique em cadastr<text:span text:style-name="T29">ar.</text:span></text:p>
        </text:list-item>
        <text:list-item>
          <text:p text:style-name="P34"><text:span text:style-name="T6">No campo ‘</text:span><text:span text:style-name="T9">Nome</text:span>’ <text:span text:style-name="T6">preencha com o valor ‘</text:span><text:span text:style-name="T29">User’. N</text:span><text:span text:style-name="T6">o campo ‘</text:span><text:span text:style-name="T29">e-mail</text:span><text:span text:style-name="T7">’</text:span>, <text:span text:style-name="T6">preencha com “</text:span><text:span text:style-name="T29">user@gmail.com</text:span><text:span text:style-name="T6">”.</text:span> <text:span text:style-name="T29">No campo ‘telefone’ preencha com ‘(68) 9999-9999’. No campo senha preencha com ‘123’. No campo confirma senha preencha ‘123’. No campo curso preencha ‘Artes’. Na formação preencha ‘Licenciatura’.</text:span></text:p>
        </text:list-item>
        <text:list-item>
          <text:p text:style-name="P35">E clique em ‘<text:span text:style-name="T38">cadastrar</text:span><text:span text:style-name="T29">’</text:span>.</text:p>
        </text:list-item>
        <text:list-item>
          <text:p text:style-name="P34"><text:span text:style-name="T8">APROVADO</text:span><text:span text:style-name="T11">: </text:span><text:span text:style-name="T29">Avaliador salvo com sucesso</text:span><text:span text:style-name="T12">!</text:span></text:p>
        </text:list-item>
        <text:list-item>
          <text:p text:style-name="P30">Caso contrário, <text:span text:style-name="T8">REPROVADO:</text:span></text:p>
        </text:list-item>
      </text:list>
      <text:p text:style-name="P8"/>
      <text:p text:style-name="P7">(Read) Ler <text:span text:style-name="T29">Avaliadores</text:span></text:p>
      <text:list text:style-name="L3">
        <text:list-item>
          <text:p text:style-name="P20" loext:marker-style-name="T23"><text:span text:style-name="T18">Acessar </text:span><text:span text:style-name="T19">a </text:span><text:span text:style-name="T20">listagem</text:span><text:span text:style-name="T19"> </text:span><text:span text:style-name="T21">de avaliador</text:span><text:span text:style-name="T18">.</text:span></text:p>
        </text:list-item>
        <text:list-item>
          <text:p text:style-name="P24" loext:marker-style-name="T23"><text:span text:style-name="T33">Irá parecer os sequintes nomes d</text:span><text:span text:style-name="T34">os avaliadores </text:span><text:span text:style-name="T35">na listagem</text:span><text:span text:style-name="T33">: ‘</text:span><text:span text:style-name="T34">c</text:span><text:span text:style-name="T30">arol’, ‘</text:span><text:span text:style-name="T32">monalisa</text:span><text:span text:style-name="T30">’, ‘</text:span><text:span text:style-name="T32">thaisa</text:span><text:span text:style-name="T30">’, ‘</text:span><text:span text:style-name="T32">beatriz</text:span><text:span text:style-name="T30">’, <text:s/>‘</text:span><text:span text:style-name="T31">ro</text:span><text:span text:style-name="T30">nneesley’</text:span><text:span text:style-name="T31">.</text:span></text:p>
        </text:list-item>
        <text:list-item>
          <text:p text:style-name="P36"><text:span text:style-name="T8">APROVADO</text:span><text:span text:style-name="T11">: </text:span><text:span text:style-name="T22">S</text:span><text:span text:style-name="T13">er aparecer os nomes do</text:span><text:span text:style-name="T14">s avaliadores</text:span><text:span text:style-name="T13">.</text:span></text:p>
        </text:list-item>
        <text:list-item>
          <text:p text:style-name="P31">Caso contrário, <text:span text:style-name="T8">REPROVADO: </text:span><text:span text:style-name="T16">Ser não aparecer os nomes..</text:span></text:p>
          <text:p text:style-name="P31"><text:span text:style-name="T15"/></text:p>
        </text:list-item>
      </text:list>
      <text:p text:style-name="P10">(Update) Atualizar <text:span text:style-name="T29">Avaliadores</text:span></text:p>
      <text:list text:style-name="L4">
        <text:list-item>
          <text:p text:style-name="P21" loext:marker-style-name="T23"><text:span text:style-name="T18">Acessar </text:span><text:span text:style-name="T19">a </text:span><text:span text:style-name="T20">listagem</text:span><text:span text:style-name="T19"> </text:span><text:span text:style-name="T21">de avaliador</text:span><text:span text:style-name="T18">.</text:span></text:p>
        </text:list-item>
        <text:list-item>
          <text:p text:style-name="P21" loext:marker-style-name="T23"><text:span text:style-name="T18">Localizar o </text:span><text:span text:style-name="T21">avaliador a ser editado.</text:span></text:p>
        </text:list-item>
        <text:list-item>
          <text:p text:style-name="P21" loext:marker-style-name="T23"><text:span text:style-name="T18">Clicar no </text:span><text:span text:style-name="T21">ícone do lápis.</text:span></text:p>
        </text:list-item>
        <text:list-item>
          <text:p text:style-name="P23" loext:marker-style-name="T23"><text:soft-page-break/><text:span text:style-name="T19">S</text:span><text:span text:style-name="T18">elecione o avaliador Beatriz, vai ao campo ‘formação’ e altere para ‘licenciatura’.</text:span></text:p>
        </text:list-item>
        <text:list-item>
          <text:p text:style-name="P21" loext:marker-style-name="T23"><text:span text:style-name="T18">Clicar no botão “Atualizar </text:span><text:span text:style-name="T21">Avaliador</text:span><text:span text:style-name="T18">”.</text:span></text:p>
        </text:list-item>
        <text:list-item>
          <text:p text:style-name="P37"><text:span text:style-name="T8">APROVADO</text:span><text:span text:style-name="T11">: </text:span><text:span text:style-name="T14">Alterado com sucesso.</text:span></text:p>
        </text:list-item>
        <text:list-item>
          <text:p text:style-name="P32"><text:span text:style-name="T18">Caso contrário, </text:span><text:span text:style-name="T10">REPROVADO</text:span><text:span text:style-name="T17">.</text:span></text:p>
          <text:p text:style-name="P38"/>
        </text:list-item>
      </text:list>
      <text:p text:style-name="P9">(Delete) Excluir <text:span text:style-name="T29">Avaliadores</text:span></text:p>
      <text:list text:style-name="L5">
        <text:list-item>
          <text:p text:style-name="P22" loext:marker-style-name="T23"><text:span text:style-name="T23">Acessar </text:span><text:span text:style-name="T25">a </text:span><text:span text:style-name="T24">listagem</text:span><text:span text:style-name="T25"> </text:span><text:span text:style-name="T26">de avaliador</text:span><text:span text:style-name="T23">.</text:span></text:p>
        </text:list-item>
        <text:list-item>
          <text:p text:style-name="P25" loext:marker-style-name="T23"><text:span text:style-name="T24">Seleciona </text:span><text:span text:style-name="T23">o </text:span><text:span text:style-name="T26">avaliador</text:span><text:span text:style-name="T23"> </text:span><text:span text:style-name="T24">‘</text:span><text:span text:style-name="T26">Beatriz</text:span><text:span text:style-name="T24">’.</text:span></text:p>
        </text:list-item>
        <text:list-item>
          <text:p text:style-name="P25" loext:marker-style-name="T23"><text:span text:style-name="T23">Clicar no </text:span><text:span text:style-name="T26">ícone da lixeira.</text:span></text:p>
        </text:list-item>
        <text:list-item>
          <text:p text:style-name="P25" loext:marker-style-name="T23"><text:span text:style-name="T23">Confirmar a exclusão quando solicitado.</text:span></text:p>
        </text:list-item>
        <text:list-item>
          <text:p text:style-name="P40">APROVADO.</text:p>
        </text:list-item>
        <text:list-item>
          <text:p text:style-name="P39"><text:span text:style-name="T27">Caso contrário, </text:span><text:span text:style-name="T28">REPROVADO</text:span><text:span text:style-name="T36">: </text:span><text:span text:style-name="T37">Erro ao excluir avaliador:</text:span></text:p>
          <text:p text:style-name="P33"><text:span text:style-name="T27"/></text:p>
        </text:list-item>
      </text:list>
      <text:h text:style-name="P19" text:outline-level="1">Resultado</text:h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5">Criar <text:span text:style-name="T29">Avaliador</text:span></text:p>
          </table:table-cell>
          <table:table-cell table:style-name="Tabela1.B1" office:value-type="string">
            <text:p text:style-name="P11">APROVADO.</text:p>
          </table:table-cell>
          <table:table-cell table:style-name="Tabela1.A1" office:value-type="string">
            <text:p text:style-name="P5">Motivo</text:p>
          </table:table-cell>
          <table:table-cell table:style-name="Tabela1.D1" office:value-type="string">
            <text:p text:style-name="P14">Campos do telefone tem que colocar mascara.</text:p>
          </table:table-cell>
        </table:table-row>
        <table:table-row>
          <table:table-cell table:style-name="Tabela1.A2" office:value-type="string">
            <text:p text:style-name="P15">Ler <text:span text:style-name="T29">Avaliador</text:span></text:p>
          </table:table-cell>
          <table:table-cell table:style-name="Tabela1.B2" office:value-type="string">
            <text:p text:style-name="P14">APROVADO</text:p>
          </table:table-cell>
          <table:table-cell table:style-name="Tabela1.A2" office:value-type="string">
            <text:p text:style-name="P5">Motivo</text:p>
          </table:table-cell>
          <table:table-cell table:style-name="Tabela1.D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7">Atualizar <text:span text:style-name="T29">Avaliador</text:span></text:p>
          </table:table-cell>
          <table:table-cell table:style-name="Tabela1.B3" office:value-type="string">
            <text:p text:style-name="P14">APROVADO</text:p>
          </table:table-cell>
          <table:table-cell table:style-name="Tabela1.A2" office:value-type="string">
            <text:p text:style-name="P5">Motivo</text:p>
          </table:table-cell>
          <table:table-cell table:style-name="Tabela1.D3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6">Excluir <text:span text:style-name="T29">Avaliador</text:span></text:p>
          </table:table-cell>
          <table:table-cell table:style-name="Tabela1.B4" office:value-type="string">
            <text:p text:style-name="P11">APROVADO<text:span text:style-name="T4">.</text:span></text:p>
          </table:table-cell>
          <table:table-cell table:style-name="Tabela1.A2" office:value-type="string">
            <text:p text:style-name="P5">Motivo</text:p>
          </table:table-cell>
          <table:table-cell table:style-name="Tabela1.D4" office:value-type="string">
            <text:p text:style-name="P13"/>
          </table:table-cell>
        </table:table-row>
      </table:table>
      <text:p text:style-name="P12"/>
      <text:p text:style-name="P1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2T19:21:18.454000000</meta:creation-date>
    <dc:date>2024-09-12T20:35:13.527000000</dc:date>
    <meta:editing-duration>PT1H10M27S</meta:editing-duration>
    <meta:editing-cycles>2</meta:editing-cycles>
    <meta:generator>LibreOffice/7.6.4.1$Windows_X86_64 LibreOffice_project/e19e193f88cd6c0525a17fb7a176ed8e6a3e2aa1</meta:generator>
    <meta:print-date>2024-09-12T20:24:08.041000000</meta:print-date>
    <meta:printed-by>Arquivos PDF</meta:printed-by>
    <meta:document-statistic meta:table-count="1" meta:image-count="0" meta:object-count="0" meta:page-count="2" meta:paragraph-count="46" meta:word-count="261" meta:character-count="1750" meta:non-whitespace-character-count="1555"/>
  </office:meta>
</office:document-meta>
</file>